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fo:margin-left="0cm" table:align="left" style:writing-mode="lr-tb"/>
    </style:style>
    <style:style style:name="Tabla1.A" style:family="table-column">
      <style:table-column-properties style:column-width="4.128cm"/>
    </style:style>
    <style:style style:name="Tabla1.A1" style:family="table-cell">
      <style:table-cell-properties style:vertical-align="top" fo:background-color="#ffffff" fo:padding="0.079cm" fo:border="0.75pt solid #000000">
        <style:background-image/>
      </style:table-cell-properties>
    </style:style>
    <style:style style:name="Tabla1.A2" style:family="table-cell">
      <style:table-cell-properties style:vertical-align="top" fo:padding="0.176cm" fo:border="0.75pt solid #000000"/>
    </style:style>
    <style:style style:name="Tabla1.B2" style:family="table-cell">
      <style:table-cell-properties style:vertical-align="top" fo:padding="0.176cm" fo:border="0.75pt solid #000000"/>
    </style:style>
    <style:style style:name="Tabla1.C2" style:family="table-cell">
      <style:table-cell-properties style:vertical-align="top" fo:padding="0.176cm" fo:border="0.75pt solid #000000"/>
    </style:style>
    <style:style style:name="Tabla1.D2" style:family="table-cell">
      <style:table-cell-properties style:vertical-align="top" fo:padding="0.176cm" fo:border="0.75pt solid #000000"/>
    </style:style>
    <style:style style:name="P1" style:family="paragraph" style:parent-style-name="Standard">
      <style:paragraph-properties fo:margin-left="0.635cm" fo:margin-right="0.159cm" fo:margin-top="0cm" fo:margin-bottom="0.423cm" style:contextual-spacing="false" fo:line-height="100%" fo:text-align="center" style:justify-single-word="false" fo:text-indent="0cm" style:auto-text-indent="false" fo:break-before="auto" fo:break-after="auto" style:writing-mode="lr-tb"/>
    </style:style>
    <style:style style:name="P2" style:family="paragraph" style:parent-style-name="Standard">
      <style:paragraph-properties fo:margin-left="0.635cm" fo:margin-right="0.159cm" fo:margin-top="0cm" fo:margin-bottom="0.423cm" style:contextual-spacing="false" fo:line-height="100%" fo:text-align="justify" style:justify-single-word="false" fo:text-indent="0cm" style:auto-text-indent="false" fo:break-before="auto" fo:break-after="auto" style:writing-mode="lr-tb"/>
    </style:style>
    <style:style style:name="P3" style:family="paragraph" style:parent-style-name="Standard">
      <style:paragraph-properties fo:margin-left="0.635cm" fo:margin-right="0.159cm" fo:margin-top="0cm" fo:margin-bottom="0cm" style:contextual-spacing="false" fo:line-height="100%" fo:text-indent="0cm" style:auto-text-indent="false" fo:break-before="auto" fo:break-after="auto" style:writing-mode="lr-tb"/>
    </style:style>
    <style:style style:name="P4" style:family="paragraph" style:parent-style-name="Standard">
      <style:paragraph-properties fo:margin-left="0.635cm" fo:margin-right="0.159cm" fo:margin-top="0cm" fo:margin-bottom="0cm" style:contextual-spacing="false" fo:line-height="100%" fo:text-align="justify" style:justify-single-word="false" fo:text-indent="0cm" style:auto-text-indent="false" fo:break-before="auto" fo:break-after="auto" style:writing-mode="lr-tb"/>
    </style:style>
    <style:style style:name="P5" style:family="paragraph" style:parent-style-name="Standard">
      <style:paragraph-properties fo:margin-left="0.635cm" fo:margin-right="0.159cm" fo:margin-top="0cm" fo:margin-bottom="0cm" style:contextual-spacing="false" fo:line-height="100%" fo:text-align="end" style:justify-single-word="false" fo:text-indent="0cm" style:auto-text-indent="false" fo:break-before="auto" fo:break-after="auto" style:writing-mode="lr-tb"/>
    </style:style>
    <style:style style:name="P6" style:family="paragraph" style:parent-style-name="Standard">
      <style:paragraph-properties fo:margin-left="0.635cm" fo:margin-right="0.159cm" fo:margin-top="0cm" fo:margin-bottom="0cm" style:contextual-spacing="false" fo:line-height="115%" fo:text-align="justify" style:justify-single-word="false" fo:text-indent="0cm" style:auto-text-indent="false" fo:break-before="auto" fo:break-after="auto" style:writing-mode="lr-tb"/>
    </style:style>
    <style:style style:name="P7" style:family="paragraph" style:parent-style-name="Standard">
      <style:paragraph-properties fo:margin-left="0.635cm" fo:margin-right="0.159cm" fo:margin-top="0cm" fo:margin-bottom="0.397cm" style:contextual-spacing="false" fo:line-height="100%" fo:text-align="justify" style:justify-single-word="false" fo:text-indent="0cm" style:auto-text-indent="false" fo:break-before="auto" fo:break-after="auto" style:writing-mode="lr-tb"/>
    </style:style>
    <style:style style:name="P8" style:family="paragraph" style:parent-style-name="Standard">
      <style:paragraph-properties fo:margin-left="0.159cm" fo:margin-right="0.159cm" fo:margin-top="0.159cm" fo:margin-bottom="0.159cm" style:contextual-spacing="false" fo:line-height="100%" fo:text-indent="0cm" style:auto-text-indent="false" fo:break-before="auto" fo:break-after="auto" style:writing-mode="lr-tb"/>
    </style:style>
    <style:style style:name="P9" style:family="paragraph" style:parent-style-name="Standard">
      <style:paragraph-properties fo:margin-left="0.159cm" fo:margin-right="0.159cm" fo:margin-top="0cm" fo:margin-bottom="0cm" style:contextual-spacing="false" fo:line-height="100%" fo:text-align="start" style:justify-single-word="false" fo:text-indent="0cm" style:auto-text-indent="false" fo:break-before="auto" fo:break-after="auto" style:writing-mode="lr-tb"/>
    </style:style>
    <style:style style:name="P10" style:family="paragraph" style:parent-style-name="Standard">
      <style:paragraph-properties fo:margin-left="0.159cm" fo:margin-right="0.159cm" fo:margin-top="0cm" fo:margin-bottom="0.423cm" style:contextual-spacing="false" fo:line-height="100%" fo:text-indent="0cm" style:auto-text-indent="false" fo:break-before="auto" fo:break-after="auto" style:writing-mode="lr-tb"/>
    </style:style>
    <style:style style:name="P11" style:family="paragraph" style:parent-style-name="Standard">
      <style:paragraph-properties fo:margin-left="0.159cm" fo:margin-right="0.159cm" fo:margin-top="0cm" fo:margin-bottom="0.397cm" style:contextual-spacing="false" fo:line-height="100%" fo:text-indent="0cm" style:auto-text-indent="false" fo:break-before="auto" fo:break-after="auto" style:writing-mode="lr-tb"/>
    </style:style>
    <style:style style:name="P12" style:family="paragraph" style:parent-style-name="Standard">
      <style:paragraph-properties fo:margin-left="0.159cm" fo:margin-right="0.159cm" fo:margin-top="0cm" fo:margin-bottom="0.397cm" style:contextual-spacing="false" fo:line-height="100%"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13" style:family="paragraph" style:parent-style-name="Standard">
      <style:paragraph-properties fo:margin-left="1.685cm" fo:margin-right="0.159cm" fo:margin-top="0cm" fo:margin-bottom="0cm" style:contextual-spacing="false" fo:line-height="100%" fo:text-align="justify" style:justify-single-word="false" fo:text-indent="0cm" style:auto-text-indent="false" fo:break-before="auto" fo:break-after="auto" style:writing-mode="lr-tb"/>
    </style:style>
    <style:style style:name="P14" style:family="paragraph" style:parent-style-name="Standard">
      <style:paragraph-properties fo:margin-left="1.685cm" fo:margin-right="0.159cm" fo:margin-top="0cm" fo:margin-bottom="0.397cm" style:contextual-spacing="false" fo:line-height="100%" fo:text-align="justify" style:justify-single-word="false" fo:text-indent="0cm" style:auto-text-indent="false" fo:break-before="auto" fo:break-after="auto" style:writing-mode="lr-tb"/>
    </style:style>
    <style:style style:name="P15" style:family="paragraph" style:parent-style-name="Standard">
      <style:paragraph-properties fo:margin-left="1.685cm" fo:margin-right="0.159cm" fo:margin-top="0cm" fo:margin-bottom="0.423cm" style:contextual-spacing="false" fo:line-height="100%" fo:text-align="justify" style:justify-single-word="false" fo:text-indent="0cm" style:auto-text-indent="false" fo:break-before="auto" fo:break-after="auto" style:writing-mode="lr-tb"/>
    </style:style>
    <style:style style:name="P16" style:family="paragraph" style:parent-style-name="Standard">
      <style:paragraph-properties fo:margin-left="1.764cm" fo:margin-right="0.159cm" fo:margin-top="0cm" fo:margin-bottom="0cm" style:contextual-spacing="false" fo:line-height="100%" fo:text-indent="0cm" style:auto-text-indent="false" fo:break-before="auto" fo:break-after="auto" style:writing-mode="lr-tb"/>
    </style:style>
    <style:style style:name="P17" style:family="paragraph" style:parent-style-name="Standard">
      <style:paragraph-properties fo:margin-left="1.058cm" fo:margin-right="0.159cm" fo:margin-top="0cm" fo:margin-bottom="0cm" style:contextual-spacing="false" fo:line-height="115%" fo:text-align="justify" style:justify-single-word="false" fo:text-indent="0.176cm" style:auto-text-indent="false" fo:break-before="auto" fo:break-after="auto" style:writing-mode="lr-tb"/>
    </style:style>
    <style:style style:name="P18" style:family="paragraph" style:parent-style-name="Standard">
      <style:paragraph-properties fo:margin-left="0cm" fo:margin-right="0.159cm" fo:margin-top="0cm" fo:margin-bottom="0cm" style:contextual-spacing="false" fo:line-height="115%" fo:text-align="justify" style:justify-single-word="false" fo:text-indent="0cm" style:auto-text-indent="false" fo:break-before="auto" fo:break-after="auto" style:writing-mode="lr-tb"/>
    </style:style>
    <style:style style:name="P19" style:family="paragraph" style:parent-style-name="Standard">
      <style:paragraph-properties fo:margin-left="1.244cm" fo:margin-right="0cm" fo:margin-top="0cm" fo:margin-bottom="0cm" style:contextual-spacing="false" fo:line-height="115%" fo:text-align="justify" style:justify-single-word="false" fo:text-indent="0cm" style:auto-text-indent="false" fo:break-before="auto" fo:break-after="auto" style:writing-mode="lr-tb"/>
    </style:style>
    <style:style style:name="P20" style:family="paragraph" style:parent-style-name="Standard">
      <style:paragraph-properties fo:margin-left="1.244cm" fo:margin-right="0cm" fo:margin-top="0cm" fo:margin-bottom="0cm" style:contextual-spacing="false" fo:line-height="115%" fo:text-align="justify" style:justify-single-word="false" fo:text-indent="0cm" style:auto-text-indent="false" fo:break-before="auto" fo:break-after="auto" style:writing-mode="lr-tb"/>
      <style:text-properties fo:font-weight="bold" style:font-weight-asian="bold" style:font-weight-complex="bold"/>
    </style:style>
    <style:style style:name="P21" style:family="paragraph" style:parent-style-name="Standard">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style>
    <style:style style:name="P22" style:family="paragraph" style:parent-style-name="Standard">
      <style:paragraph-properties fo:margin-left="1.27cm" fo:margin-right="0cm" fo:margin-top="0cm" fo:margin-bottom="0cm" style:contextual-spacing="false" fo:line-height="115%" fo:text-align="justify" style:justify-single-word="false" fo:text-indent="0cm" style:auto-text-indent="false" fo:break-before="auto" fo:break-after="auto" style:writing-mode="lr-tb"/>
    </style:style>
    <style:style style:name="P23" style:family="paragraph" style:parent-style-name="Standard">
      <style:paragraph-properties fo:margin-left="2.54cm" fo:margin-right="0cm" fo:margin-top="0cm" fo:margin-bottom="0cm" style:contextual-spacing="false" fo:line-height="115%" fo:text-indent="0cm" style:auto-text-indent="false" fo:break-before="auto" fo:break-after="auto" style:writing-mode="lr-tb"/>
    </style:style>
    <style:style style:name="P24" style:family="paragraph" style:parent-style-name="Standard" style:master-page-name="Standard">
      <style:paragraph-properties fo:margin-left="0.635cm" fo:margin-right="0.159cm" fo:margin-top="0cm" fo:margin-bottom="0.423cm" style:contextual-spacing="false" fo:line-height="100%" fo:text-align="center" style:justify-single-word="false" fo:text-indent="0cm" style:auto-text-indent="false" style:page-number="auto" fo:break-before="auto" fo:break-after="auto" style:writing-mode="lr-tb"/>
    </style:style>
    <style:style style:name="P25" style:family="paragraph" style:parent-style-name="Standard">
      <style:paragraph-properties fo:margin-left="0.635cm" fo:margin-right="0.159cm" fo:margin-top="0cm" fo:margin-bottom="0cm" style:contextual-spacing="false" fo:line-height="100%" fo:text-indent="0cm" style:auto-text-indent="false" fo:break-before="auto" fo:break-after="auto" style:writing-mode="lr-tb"/>
      <style:text-properties fo:color="#000000" style:font-name="Verdana" fo:font-size="10pt" fo:font-weight="bold" style:font-name-asian="Verdana" style:font-size-asian="10pt" style:font-weight-asian="bold" style:font-name-complex="Verdana" style:font-size-complex="10pt" style:font-weight-complex="bold"/>
    </style:style>
    <style:style style:name="P26" style:family="paragraph" style:parent-style-name="Standard">
      <style:paragraph-properties fo:margin-left="0.635cm" fo:margin-right="0.159cm" fo:margin-top="0cm" fo:margin-bottom="0cm" style:contextual-spacing="false" fo:line-height="100%" fo:text-align="center" style:justify-single-word="false" fo:text-indent="0cm" style:auto-text-indent="false" fo:break-before="auto" fo:break-after="auto" style:writing-mode="lr-tb"/>
      <style:text-properties fo:color="#000000" style:font-name="Verdana" fo:font-size="10pt" style:font-name-asian="Verdana" style:font-size-asian="10pt" style:font-name-complex="Verdana" style:font-size-complex="10pt"/>
    </style:style>
    <style:style style:name="P27" style:family="paragraph" style:parent-style-name="Standard">
      <style:paragraph-properties fo:margin-left="0.159cm" fo:margin-right="0.159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28" style:family="paragraph" style:parent-style-name="Standard">
      <style:paragraph-properties fo:margin-left="0.159cm" fo:margin-right="0.159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9" style:family="paragraph" style:parent-style-name="Standard">
      <style:paragraph-properties fo:margin-left="0.159cm" fo:margin-right="0.159cm" fo:margin-top="0cm" fo:margin-bottom="0cm" style:contextual-spacing="false" fo:line-height="115%" fo:text-align="justify" style:justify-single-word="false" fo:text-indent="0cm" style:auto-text-indent="false" fo:break-before="auto" fo:break-after="auto" style:writing-mode="lr-tb"/>
      <style:text-properties fo:color="#000000" style:font-name="Verdana" fo:font-size="10pt" style:font-name-asian="Verdana" style:font-size-asian="10pt" style:font-name-complex="Verdana" style:font-size-complex="10pt"/>
    </style:style>
    <style:style style:name="P30" style:family="paragraph" style:parent-style-name="Standard">
      <style:paragraph-properties fo:margin-left="0.159cm" fo:margin-right="0.159cm" fo:margin-top="0cm" fo:margin-bottom="0cm" style:contextual-spacing="false" fo:line-height="100%" fo:text-indent="0cm" style:auto-text-indent="false" fo:break-before="auto" fo:break-after="auto" style:writing-mode="lr-tb"/>
      <style:text-properties officeooo:paragraph-rsid="0010f778"/>
    </style:style>
    <style:style style:name="P31" style:family="paragraph" style:parent-style-name="Standard">
      <style:paragraph-properties fo:margin-left="0.159cm" fo:margin-right="0.159cm" fo:margin-top="0.423cm" fo:margin-bottom="0.423cm" style:contextual-spacing="false" fo:line-height="100%" fo:text-indent="0cm" style:auto-text-indent="false" fo:break-before="auto" fo:break-after="auto" style:writing-mode="lr-tb"/>
    </style:style>
    <style:style style:name="P32" style:family="paragraph" style:parent-style-name="Standard">
      <style:paragraph-properties fo:margin-left="0.159cm" fo:margin-right="0.159cm" fo:margin-top="0cm" fo:margin-bottom="0.423cm" style:contextual-spacing="false" fo:line-height="100%" fo:text-indent="0cm" style:auto-text-indent="false" style:writing-mode="lr-tb"/>
    </style:style>
    <style:style style:name="P33" style:family="paragraph" style:parent-style-name="Standard">
      <style:paragraph-properties fo:margin-left="0.159cm" fo:margin-right="0.159cm" fo:margin-top="0cm" fo:margin-bottom="0.423cm" style:contextual-spacing="false" fo:line-height="100%" fo:text-indent="0cm" style:auto-text-indent="false" fo:break-before="auto" fo:break-after="auto" style:writing-mode="lr-tb"/>
    </style:style>
    <style:style style:name="P34" style:family="paragraph" style:parent-style-name="Standard">
      <style:paragraph-properties fo:margin-left="0.159cm" fo:margin-right="0.159cm" fo:margin-top="0cm" fo:margin-bottom="0.423cm" style:contextual-spacing="false" fo:line-height="100%" fo:text-align="justify" style:justify-single-word="false" fo:text-indent="0cm" style:auto-text-indent="false" fo:break-before="auto" fo:break-after="auto" style:writing-mode="lr-tb"/>
      <style:text-properties officeooo:paragraph-rsid="0010f778"/>
    </style:style>
    <style:style style:name="P35" style:family="paragraph" style:parent-style-name="Standard" style:list-style-name="LS1">
      <style:paragraph-properties fo:margin-left="0cm" fo:margin-right="0.159cm" fo:margin-top="0cm" fo:margin-bottom="0cm" style:contextual-spacing="false" fo:line-height="100%" fo:text-indent="0cm" style:auto-text-indent="false" fo:break-before="auto" fo:break-after="auto" style:writing-mode="lr-tb"/>
    </style:style>
    <style:style style:name="P36" style:family="paragraph" style:parent-style-name="Standard">
      <style:paragraph-properties fo:margin-left="0cm" fo:margin-right="0.159cm" fo:margin-top="0cm" fo:margin-bottom="0cm" style:contextual-spacing="false" fo:line-height="100%" fo:text-indent="0cm" style:auto-text-indent="false" fo:break-before="auto" fo:break-after="auto" style:writing-mode="lr-tb"/>
      <style:text-properties officeooo:rsid="0012093c" officeooo:paragraph-rsid="0012093c"/>
    </style:style>
    <style:style style:name="P37" style:family="paragraph" style:parent-style-name="Standard">
      <style:paragraph-properties fo:margin-left="0cm" fo:margin-right="0.159cm" fo:margin-top="0cm" fo:margin-bottom="0cm" style:contextual-spacing="false" fo:line-height="100%" fo:text-indent="0cm" style:auto-text-indent="false" style:writing-mode="lr-tb"/>
      <style:text-properties officeooo:rsid="0012093c" officeooo:paragraph-rsid="0012093c"/>
    </style:style>
    <style:style style:name="P38"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39"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40"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41"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42" style:family="paragraph" style:parent-style-name="Standard" style:list-style-name="LS7">
      <style:paragraph-properties fo:margin-top="0cm" fo:margin-bottom="0cm" style:contextual-spacing="false" fo:line-height="115%" fo:break-before="auto" fo:break-after="auto" style:writing-mode="lr-tb"/>
    </style:style>
    <style:style style:name="P43" style:family="paragraph" style:parent-style-name="Standard">
      <style:paragraph-properties fo:margin-left="1.27cm" fo:margin-right="0.159cm" fo:margin-top="0cm" fo:margin-bottom="0cm" style:contextual-spacing="false" fo:line-height="100%" fo:text-indent="0cm" style:auto-text-indent="false" fo:break-before="auto" fo:break-after="auto" style:writing-mode="lr-tb"/>
      <style:text-properties officeooo:paragraph-rsid="0010f778"/>
    </style:style>
    <style:style style:name="P44" style:family="paragraph" style:parent-style-name="Standard">
      <style:paragraph-properties fo:margin-left="1.058cm" fo:margin-right="0.159cm" fo:margin-top="0cm" fo:margin-bottom="0cm" style:contextual-spacing="false" fo:line-height="100%" fo:text-align="justify" style:justify-single-word="false" fo:text-indent="0cm" style:auto-text-indent="false" fo:break-before="auto" fo:break-after="auto" style:writing-mode="lr-tb"/>
      <style:text-properties officeooo:paragraph-rsid="0010f778"/>
    </style:style>
    <style:style style:name="P45" style:family="paragraph" style:parent-style-name="Standard">
      <style:paragraph-properties fo:margin-left="0.238cm" fo:margin-right="0.159cm" fo:margin-top="0cm" fo:margin-bottom="0cm" style:contextual-spacing="false" fo:line-height="100%" fo:text-indent="0cm" style:auto-text-indent="false" fo:break-before="auto" fo:break-after="auto" style:writing-mode="lr-tb"/>
      <style:text-properties officeooo:paragraph-rsid="0010f778"/>
    </style:style>
    <style:style style:name="P46" style:family="paragraph" style:parent-style-name="Standard">
      <style:paragraph-properties fo:margin-left="1.685cm" fo:margin-right="0.159cm" fo:margin-top="0cm" fo:margin-bottom="0cm" style:contextual-spacing="false" fo:line-height="100%" fo:text-align="justify" style:justify-single-word="false" fo:text-indent="0cm" style:auto-text-indent="false" fo:break-before="auto" fo:break-after="auto" style:writing-mode="lr-tb"/>
    </style:style>
    <style:style style:name="P47" style:family="paragraph" style:parent-style-name="Standard">
      <style:paragraph-properties fo:margin-left="1.685cm" fo:margin-right="0.159cm" fo:margin-top="0cm" fo:margin-bottom="0.423cm" style:contextual-spacing="false" fo:line-height="100%" fo:text-align="justify" style:justify-single-word="false" fo:text-indent="0cm" style:auto-text-indent="false" style:writing-mode="lr-tb"/>
    </style:style>
    <style:style style:name="P48" style:family="paragraph" style:parent-style-name="Standard">
      <style:paragraph-properties fo:margin-left="1.685cm" fo:margin-right="0.159cm" fo:margin-top="0cm" fo:margin-bottom="0.423cm" style:contextual-spacing="false" fo:line-height="100%" fo:text-align="justify" style:justify-single-word="false" fo:text-indent="0cm" style:auto-text-indent="false" fo:break-before="auto" fo:break-after="auto"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color="#000000" style:font-name="Verdana" fo:font-size="12pt" fo:font-weight="bold" style:font-name-asian="Verdana" style:font-size-asian="12pt" style:font-weight-asian="bold" style:font-name-complex="Verdana" style:font-size-complex="12pt" style:font-weight-complex="bold"/>
    </style:style>
    <style:style style:name="T3" style:family="text">
      <style:text-properties fo:color="#000000" style:font-name="Verdana" fo:font-size="10pt" style:font-name-asian="Verdana" style:font-size-asian="10pt" style:font-name-complex="Verdana" style:font-size-complex="10pt"/>
    </style:style>
    <style:style style:name="T4" style:family="text">
      <style:text-properties fo:color="#000000" style:font-name="Verdana" fo:font-size="10pt" officeooo:rsid="0010f778" style:font-name-asian="Verdana" style:font-size-asian="10pt" style:font-name-complex="Verdana" style:font-size-complex="10pt"/>
    </style:style>
    <style:style style:name="T5" style:family="text">
      <style:text-properties fo:color="#000000" style:font-name="Verdana" fo:font-size="10pt" officeooo:rsid="0012093c" style:font-name-asian="Verdana" style:font-size-asian="10pt" style:font-name-complex="Verdana" style:font-size-complex="10pt"/>
    </style:style>
    <style:style style:name="T6" style:family="text">
      <style:text-properties fo:color="#000000" style:font-name="Verdana" fo:font-size="10pt" officeooo:rsid="001340cb" style:font-name-asian="Verdana" style:font-size-asian="10pt" style:font-name-complex="Verdana" style:font-size-complex="10pt"/>
    </style:style>
    <style:style style:name="T7" style:family="text">
      <style:text-properties fo:color="#000000" style:font-name="Verdana" fo:font-size="10pt" fo:font-weight="bold" style:font-name-asian="Verdana" style:font-size-asian="10pt" style:font-weight-asian="bold" style:font-name-complex="Verdana" style:font-size-complex="10pt" style:font-weight-complex="bold"/>
    </style:style>
    <style:style style:name="T8" style:family="text">
      <style:text-properties fo:color="#000000" style:font-name="Verdana" fo:font-size="10pt" fo:font-weight="bold" officeooo:rsid="0010f778" style:font-name-asian="Verdana" style:font-size-asian="10pt" style:font-weight-asian="bold" style:font-name-complex="Verdana" style:font-size-complex="10pt" style:font-weight-complex="bold"/>
    </style:style>
    <style:style style:name="T9" style:family="text">
      <style:text-properties fo:color="#000000" style:font-name="Verdana" fo:font-size="10pt" fo:font-weight="bold" officeooo:rsid="0012093c" style:font-name-asian="Verdana" style:font-size-asian="10pt" style:font-weight-asian="bold" style:font-name-complex="Verdana" style:font-size-complex="10pt" style:font-weight-complex="bold"/>
    </style:style>
    <style:style style:name="T10" style:family="text">
      <style:text-properties fo:color="#000000" style:font-name="Verdana" fo:font-size="10pt" fo:font-style="italic" style:font-name-asian="Verdana" style:font-size-asian="10pt" style:font-style-asian="italic" style:font-name-complex="Verdana" style:font-size-complex="10pt" style:font-style-complex="italic"/>
    </style:style>
    <style:style style:name="T11" style:family="text">
      <style:text-properties fo:color="#000000" style:font-name="Verdana" fo:font-size="10pt" style:text-underline-style="solid" style:text-underline-width="auto" style:text-underline-color="font-color" style:font-name-asian="Verdana" style:font-size-asian="10pt" style:font-name-complex="Verdana" style:font-size-complex="10pt"/>
    </style:style>
    <style:style style:name="T12" style:family="text">
      <style:text-properties fo:color="#000000" style:font-name="Verdana" fo:font-size="10pt" style:text-underline-style="solid" style:text-underline-width="auto" style:text-underline-color="font-color" fo:font-weight="bold" style:font-name-asian="Verdana" style:font-size-asian="10pt" style:font-weight-asian="bold" style:font-name-complex="Verdana" style:font-size-complex="10pt" style:font-weight-complex="bold"/>
    </style:style>
    <style:style style:name="T13" style:family="text">
      <style:text-properties fo:color="#000000" style:font-name="Verdana" fo:font-size="18pt" fo:font-weight="bold" style:font-name-asian="Verdana" style:font-size-asian="18pt" style:font-weight-asian="bold" style:font-name-complex="Verdana" style:font-size-complex="18pt" style:font-weight-complex="bold"/>
    </style:style>
    <style:style style:name="T14" style:family="text">
      <style:text-properties fo:color="#000000" style:font-name="Verdana" fo:font-size="14pt" fo:font-weight="bold" style:font-name-asian="Verdana" style:font-size-asian="14pt" style:font-weight-asian="bold" style:font-name-complex="Verdana" style:font-size-complex="14pt" style:font-weight-complex="bold"/>
    </style:style>
    <style:style style:name="T15"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6"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7" style:family="text">
      <style:text-properties fo:color="#000000" style:text-line-through-style="none" style:text-line-through-type="none" style:font-name="Verdana" fo:font-size="10pt" fo:font-style="normal" style:text-underline-style="none" fo:font-weight="normal" officeooo:rsid="0010f778" style:font-name-asian="Verdana" style:font-size-asian="10pt" style:font-style-asian="normal" style:font-weight-asian="normal" style:font-name-complex="Verdana" style:font-size-complex="10pt" style:font-style-complex="normal" style:font-weight-complex="normal"/>
    </style:style>
    <style:style style:name="T18" style:family="text">
      <style:text-properties fo:color="#000000" style:text-line-through-style="none" style:text-line-through-type="none" style:font-name="Verdana" fo:font-size="10pt" fo:font-style="normal" style:text-underline-style="none" fo:font-weight="normal" officeooo:rsid="0012093c" style:font-name-asian="Verdana" style:font-size-asian="10pt" style:font-style-asian="normal" style:font-weight-asian="normal" style:font-name-complex="Verdana" style:font-size-complex="10pt" style:font-style-complex="normal" style:font-weight-complex="normal"/>
    </style:style>
    <style:style style:name="T19" style:family="text">
      <style:text-properties fo:font-weight="bold" style:font-weight-asian="bold" style:font-weight-complex="bold"/>
    </style:style>
    <style:style style:name="T20" style:family="text">
      <style:text-properties officeooo:rsid="0010f778"/>
    </style:style>
    <style:style style:name="T21" style:family="text">
      <style:text-properties officeooo:rsid="0012093c"/>
    </style:style>
    <style:style style:name="T22" style:family="text">
      <style:text-properties officeooo:rsid="001340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Sistema para la administración de certámenes y premios, con votación electrónica en línea.</text:span></text:p>
      <text:p text:style-name="P1"/>
      <text:p text:style-name="P2"><text:span text:style-name="T2">Especificación de Requerimientos de Software</text:span></text:p>
      <text:p text:style-name="P4"><text:span text:style-name="T3">para TFA de Matías Mascazzini</text:span></text:p>
      <text:p text:style-name="P4"><text:span text:style-name="T7">Versión </text:span><text:span text:style-name="T9">4</text:span><text:span text:style-name="T7">.0 </text:span><text:span text:style-name="T3">- </text:span></text:p>
      <text:p text:style-name="P5"><text:span text:style-name="T3">Preparado por </text:span><text:span text:style-name="T7">Matías Mascazzini</text:span></text:p>
      <text:p text:style-name="P5"><text:span text:style-name="T3">Alumno LSI - UNNE </text:span></text:p>
      <text:p text:style-name="P5">Marzo<text:span text:style-name="T3"> 2013</text:span></text:p>
      <text:p text:style-name="P4"/>
      <text:p text:style-name="P4"/>
      <text:p text:style-name="P8"/>
      <text:p text:style-name="P4"/>
      <text:p text:style-name="P4"/>
      <text:p text:style-name="P25">ÍNDICE</text:p>
      <text:p text:style-name="P3"><text:span text:style-name="T3">0. Carátula.</text:span></text:p>
      <text:p text:style-name="P3"><text:span text:style-name="T3">1. INTRODUCCIÓN</text:span></text:p>
      <text:p text:style-name="P3"><text:span text:style-name="T3">    1.1 Propósito</text:span></text:p>
      <text:p text:style-name="P3"><text:span text:style-name="T3">    1.2 Alcance</text:span></text:p>
      <text:p text:style-name="P3"><text:span text:style-name="T3">    1.3 Definiciones, Acrónimos y abreviaturas</text:span></text:p>
      <text:p text:style-name="P3"><text:span text:style-name="T3">    1.4 Referencias</text:span></text:p>
      <text:p text:style-name="P3"><text:span text:style-name="T3">    1.5 Overview</text:span></text:p>
      <text:p text:style-name="P3"><text:span text:style-name="T3">2. DESCRIPCIÓN GENERAL</text:span></text:p>
      <text:p text:style-name="P3"><text:span text:style-name="T3">    2.1 Perspectiva del producto</text:span></text:p>
      <text:p text:style-name="P3"><text:span text:style-name="T3">    2.2 Funciones del producto</text:span></text:p>
      <text:p text:style-name="P3"><text:span text:style-name="T3">    2.3 Características del usuario</text:span></text:p>
      <text:p text:style-name="P3"><text:span text:style-name="T3">    2.4 Restricciones Generales</text:span></text:p>
      <text:p text:style-name="P3"><text:span text:style-name="T3">    2.5 Supuestos y Dependencias</text:span></text:p>
      <text:p text:style-name="P3"><text:span text:style-name="T3">3. REQUISITOS</text:span></text:p>
      <text:p text:style-name="P3">4. ANEXOS.</text:p>
      <text:p text:style-name="P3"/>
      <text:p text:style-name="P26">Historia</text:p>
      <table:table table:name="Tabla1" table:style-name="Tabla1">
        <table:table-column table:style-name="Tabla1.A" table:number-columns-repeated="4"/>
        <table:table-row>
          <table:table-cell table:style-name="Tabla1.A1" office:value-type="string">
            <text:p text:style-name="P27">Nombre</text:p>
          </table:table-cell>
          <table:table-cell table:style-name="Tabla1.A1" office:value-type="string">
            <text:p text:style-name="P27">Fecha</text:p>
          </table:table-cell>
          <table:table-cell table:style-name="Tabla1.A1" office:value-type="string">
            <text:p text:style-name="P9"><text:span text:style-name="T15">Descripción o Cambios introducidos</text:span></text:p>
          </table:table-cell>
          <table:table-cell table:style-name="Tabla1.A1" office:value-type="string">
            <text:p text:style-name="P27">Versión</text:p>
          </table:table-cell>
        </table:table-row>
        <table:table-row>
          <table:table-cell table:style-name="Tabla1.A2" office:value-type="string">
            <text:p text:style-name="P9"><text:span text:style-name="T16">Matias M.</text:span></text:p>
          </table:table-cell>
          <table:table-cell table:style-name="Tabla1.B2" office:value-type="string">
            <text:p text:style-name="P9"><text:span text:style-name="T16">01-05-2013</text:span></text:p>
          </table:table-cell>
          <table:table-cell table:style-name="Tabla1.C2" office:value-type="string">
            <text:p text:style-name="P9"><text:span text:style-name="T18">Adaptación para <text:s/>consulta pública</text:span><text:span text:style-name="T16">. </text:span></text:p>
          </table:table-cell>
          <table:table-cell table:style-name="Tabla1.D2" office:value-type="string">
            <text:p text:style-name="P28"><text:span text:style-name="T21">4</text:span>.0</text:p>
          </table:table-cell>
        </table:table-row>
      </table:table>
      <text:p text:style-name="P10"/>
      <text:p text:style-name="P10"/>
      <text:p text:style-name="P10"/>
      <text:p text:style-name="P10"/>
      <text:p text:style-name="P10"/>
      <text:p text:style-name="P10"/>
      <text:p text:style-name="P32"/>
      <text:p text:style-name="P10"/>
      <text:p text:style-name="P31"><text:soft-page-break/><text:span text:style-name="T13">1. Introducción.</text:span></text:p>
      <text:p text:style-name="P6"><text:span text:style-name="T3">Este documento es una Especificación de Requisitos Software (ERS) del sistema de información para la administración de procesos de </text:span>selección<text:span text:style-name="T3"> llamado “</text:span>Sistema para la administración de certámenes y premios, con votación electrónica en línea<text:span text:style-name="T3">”. Esta especificación se ha estructurado basándose en las directrices dadas por el estándar IEEE Práctica Recomendada para Especificaciones de Requisitos Software ANSI/IEEE 830, 1998.</text:span></text:p>
      <text:p text:style-name="P6"/>
      <text:p text:style-name="P7"><text:span text:style-name="T14">1.1 Propósito.</text:span></text:p>
      <text:p text:style-name="P13"><text:span text:style-name="T3">El presente documento tiene como propósito definir las especificaciones funcionales, no funcionales para el desarrollo de un sistema de información web que permitirá gestionar distintos procesos electorales. Éste será utilizado por representantes de organizaciones registradas y los votantes que ellas definan, los que podrán hacer la emisión del voto sobre una persona o cosa.</text:span></text:p>
      <text:p text:style-name="P13"/>
      <text:p text:style-name="P13"><text:span text:style-name="T3">El documento se dirige a las personas que participan del proyecto (</text:span><text:span text:style-name="T10">stakeholders)</text:span><text:span text:style-name="T3">. Los clientes, Analistas Funcionales, Desarrolladores, Diseñadores y otros miembros del equipo de desarrollo.</text:span></text:p>
      <text:p text:style-name="P13"/>
      <text:p text:style-name="P13"><text:span text:style-name="T3">El Sistema ha sido encargado para gestionar todo el proceso electoral y sustituir los ineficientes procesos manuales actuales.</text:span></text:p>
      <text:p text:style-name="P13"/>
      <text:p text:style-name="P7"><text:span text:style-name="T14">1.2 Alcance</text:span></text:p>
      <text:p text:style-name="P13"><text:span text:style-name="T3">DOCS: carpeta que incluirá los archivos de documentación del sistema.</text:span></text:p>
      <text:p text:style-name="P13"><text:span text:style-name="T3">- ERS: definirá y documentará los requerimientos del sistema. Es un documento de texto que debe seguir las recomendaciones de la IEEE 830. </text:span>Aunque<text:span text:style-name="T3"> puede extenderse.</text:span></text:p>
      <text:p text:style-name="P13">- HU: documento que contendrá las historias de usuarios.</text:p>
      <text:p text:style-name="P13"><text:span text:style-name="T3">DB: carpeta que contendrá los archivos relacionados con el modelo de datos, tanto físico como lógico.</text:span></text:p>
      <text:p text:style-name="P13"><text:span text:style-name="T3">- MDD: definirá y documentará el modelo de datos (base de datos) utilizado por el sistema. Sus estructuras y relaciones.</text:span></text:p>
      <text:p text:style-name="P13"><text:span text:style-name="T3">- SQL: archivo en texto plano que contendrá la consulta de creación del modelo de datos.</text:span></text:p>
      <text:p text:style-name="P13"><text:span text:style-name="T4">VOX</text:span><text:span text:style-name="T3">: carpeta que contendrá el código fuente del sistema.</text:span></text:p>
      <text:p text:style-name="P13"><text:span text:style-name="T3">- images: carpeta que contendrá las imágenes utilizadas en el sistema.</text:span></text:p>
      <text:p text:style-name="P13"/>
      <text:p text:style-name="P13"><text:span text:style-name="T3">El sistema será para la gestión del proceso electoral; desempeñará el papel de urna receptora de votos, e informará los resultados del proceso. Además podrá gestionar en simultáneo diferentes procesos electorales que se den en él y de distintas organizaciones.</text:span></text:p>
      <text:p text:style-name="P13"/>
      <text:p text:style-name="P13"><text:span text:style-name="T7">No pretende ser un sistema de "Voto Electrónico" formal para las elecciones de gobiernos o cargos público (sufragio), por lo tanto no incluirá </text:span><text:span text:style-name="T19">los</text:span><text:span text:style-name="T7"> niveles de seguridad necesarios para sufra</text:span><text:span text:style-name="T19">gios.</text:span></text:p>
      <text:p text:style-name="P13"/>
      <text:p text:style-name="P13"><text:span text:style-name="T3">El sistema deberá estar disponible online (en l</text:span><text:span text:style-name="T5">í</text:span><text:span text:style-name="T3">nea) para ser utilizado desde lugares remotos a través de una conexión a la red Internet y un navegador web. Tanto para participar de un proceso, como para consultar el estado de los mismos.</text:span></text:p>
      <text:p text:style-name="P13"/>
      <text:p text:style-name="P13"><text:span text:style-name="T3">El sistema debe ser capaz de adaptarse a cualquier tipo de proceso electoral, según se trate de una votación sobre Personas o Cosas, compitiendo por una o </text:span>más<text:span text:style-name="T3"> plazas, en diferentes categorías y/o premios.</text:span></text:p>
      <text:p text:style-name="P13"/>
      <text:p text:style-name="P13"><text:soft-page-break/><text:span text:style-name="T3">El sistema debe presentar un tablero en el cual sea capaz de informar del estado global de cada proceso electoral en particular en cualquier instante de tiempo. La precisión será de minutos, por lo que, en cada minuto deberá comprobar el estado del sistema.</text:span></text:p>
      <text:p text:style-name="P13"/>
      <text:p text:style-name="P13"><text:span text:style-name="T3">La especificación de requerimientos pretender documentar los requerimientos y servir como herramienta para lograr la comprensión de dominio del problema y el sistema a desarrollar.</text:span></text:p>
      <text:p text:style-name="P4"/>
      <text:p text:style-name="P7"><text:span text:style-name="T14">1.3 Definiciones</text:span></text:p>
      <text:p text:style-name="P16"><text:span text:style-name="T7">Urna</text:span><text:span text:style-name="T3">: <text:s/>Arca que sirve para depositar los votos en las votaciones.</text:span></text:p>
      <text:p text:style-name="P16"><text:span text:style-name="T7">Voto</text:span><text:span text:style-name="T3">: <text:s/>Expresión pública o secreta de una preferencia ante una opción. Gesto, papeleta u otro objeto con que se expresa tal preferencia.</text:span></text:p>
      <text:p text:style-name="P13"><text:span text:style-name="T7">Proceso Electoral</text:span><text:span text:style-name="T3">: proceso de selecci</text:span>ón<text:span text:style-name="T3"> que inicia con la definición de lo que se elige (personas, cosas, cargos), sus diferentes opciones y configuraciones, la emisión y recepción de los votos, el conteo de los votos y su posterior publicación de resultados.</text:span></text:p>
      <text:p text:style-name="P13"><text:span text:style-name="T7">Plaza</text:span><text:span text:style-name="T3">: posición determinado o galardón al cual se accede para una persona o cosa, en el que cabe, con otras en una categoría. Y cual no puede ser quitada una vez otorgada.</text:span></text:p>
      <text:p text:style-name="P13"><text:span text:style-name="T7">Galardón: </text:span><text:span text:style-name="T3">Premio o recompensa de los </text:span><text:span text:style-name="T10">méritos(categoría)</text:span><text:span text:style-name="T3"> o servicios.</text:span></text:p>
      <text:p text:style-name="P13"><text:span text:style-name="T7">Proceso de selección</text:span><text:span text:style-name="T3">: Se denomina al proceso a través del cual se expresa la preferencia de un elector que realiza la emisión del voto optando entre los candidatos dispuestos para dicho proceso de selección.</text:span></text:p>
      <text:p text:style-name="P13"><text:span text:style-name="T7">Electores: </text:span><text:span text:style-name="T3">universo de personas y/o usuarios habilitados para emitir voto de preferencia sobre candidatos.</text:span></text:p>
      <text:p text:style-name="P13"><text:span text:style-name="T7">Tipo de Proceso de Selección</text:span><text:span text:style-name="T3">: obligatoriedad de votar en todas o algunas de las (categorías) de un proceso electoral. </text:span></text:p>
      <text:p text:style-name="P13"><text:span text:style-name="T7">Habilitadas:</text:span><text:span text:style-name="T3"> El conjunto de personas que cumpla con el conjunto de requisitos definidos para un proceso electoral dado. (Personalización de la elección: ejem. “voto calificado, posibilidad de abstenerse o votar en blanco, nómina específica de habilitados para ese proceso, límites de edad, pertenencia al grupo, inscripto, registrado en sitio o cuenta en red social.”)</text:span></text:p>
      <text:p text:style-name="P13"><text:span text:style-name="T7">Candidato</text:span><text:span text:style-name="T3">: persona o cosa susceptible a ser elegida para algún ocupar una plaza en una elección.</text:span></text:p>
      <text:p text:style-name="P13"><text:span text:style-name="T7">Plazas</text:span><text:span text:style-name="T3">: lugares que ocupan por resultados los diferentes candidatos, el ganador, 1ro. 2do. 3ro. lugar, lista sábana, terna, etc.</text:span></text:p>
      <text:p text:style-name="P13"><text:span text:style-name="T7">Categorías</text:span><text:span text:style-name="T3">: temática de agrupación de los ítems.</text:span></text:p>
      <text:p text:style-name="P13"><text:span text:style-name="T7">Temática</text:span><text:span text:style-name="T3">: Conjunto de los temas parciales contenidos en un asunto general.</text:span></text:p>
      <text:p text:style-name="P13"><text:span text:style-name="T7">Nominados</text:span><text:span text:style-name="T3">: Personas o cosas sobre las que se emite un voto.</text:span></text:p>
      <text:p text:style-name="P13"><text:span text:style-name="T7">Premio</text:span><text:span text:style-name="T3">: para el sistema se lo entiende como un proceso electoral, donde puede haber 1 o más galardonados, en 1 o más categorías. </text:span></text:p>
      <text:p text:style-name="P13"><text:span text:style-name="T7">Voto Electrónico</text:span><text:span text:style-name="T3">: es la expresión de preferencia que realiza el usuario sobre un grupo de nominados en un premio a </text:span>través<text:span text:style-name="T3"> del sistema. </text:span></text:p>
      <text:p text:style-name="P13"><text:span text:style-name="T7">Elección</text:span><text:span text:style-name="T3">: proceso electoral donde los candidatos compiten por un plaza.</text:span></text:p>
      <text:p text:style-name="P13"><text:span text:style-name="T7">Certamen</text:span><text:span text:style-name="T3">: es un tipo de proceso electoral en el cuál es el jurado el único que puede emitir votos. La evaluación se realiza sobre diferentes aspectos y se totaliza.</text:span></text:p>
      <text:p text:style-name="P13"><text:span text:style-name="T7">Jurado</text:span><text:span text:style-name="T3">: son los únicos electores en un certamen.</text:span></text:p>
      <text:p text:style-name="P13"><text:span text:style-name="T7">Plataforma</text:span><text:span text:style-name="T3">: es una combinación de hardware y software usada para ejecutar aplicaciones. </text:span></text:p>
      <text:p text:style-name="P13"><text:span text:style-name="T7">Multiplataforma</text:span><text:span text:style-name="T3">:  sistema que se puede utilizar en diferentes plataformas informáticas.</text:span></text:p>
      <text:p text:style-name="P13"><text:span text:style-name="T7">Online</text:span><text:span text:style-name="T3">: conectividad permanente sobre la red Internet, puntualmente sobre el protocolo http.</text:span></text:p>
      <text:p text:style-name="P13"><text:span text:style-name="T7">Nivel de Privacidad</text:span><text:span text:style-name="T3">: es el nivel de visibilidad dentro del sistema. Habrá procesos electorales que pueden ser públicos y otros sólo para usuarios registrados.</text:span></text:p>
      <text:p text:style-name="P13"><text:soft-page-break/><text:span text:style-name="T7">Interesados </text:span><text:span text:style-name="T3">(</text:span><text:span text:style-name="T10">stakeholders)</text:span><text:span text:style-name="T3">: son los usuarios del sistema, que solicitan o confirman, recibir notificaciones sobre un proceso electoral específico.</text:span></text:p>
      <text:p text:style-name="P13"><text:span text:style-name="T19">Widget</text:span><text:span text:style-name="T7">:</text:span><text:span text:style-name="T19"> </text:span><text:span text:style-name="T3">categoría de mini aplicaciones, diseñadas para proveer de información o mejorar una aplicación o servicios, o bien cualquier tipo de interacción a través de Internet. </text:span>L<text:span text:style-name="T3">os widgets suelen ser utilizados para ser empotrados en otra página web, copiando el código que el mismo widget pone a disposición del usuario</text:span></text:p>
      <text:p text:style-name="P13"><text:span text:style-name="T7">Requerimientos</text:span><text:span text:style-name="T3">: Son una descripción de lo que se necesita o desea acerca del producto a construir. Por convención se utiliza esta palabra en lugar de requisito.</text:span></text:p>
      <text:p text:style-name="P13"><text:span text:style-name="T7">Back-end</text:span><text:span text:style-name="T3">: es la parte que procesa la entrada desde el front-end.</text:span></text:p>
      <text:p text:style-name="P13"><text:span text:style-name="T7">Front-end</text:span><text:span text:style-name="T3">: es la parte del software que interactúa con el o los usuarios.</text:span></text:p>
      <text:p text:style-name="P13"><text:span text:style-name="T19">ABMC</text:span>: acrónimo de Alta, Baja, Modificación, Consulta y listado. Similar a<text:span text:style-name="T21">l acrónimo</text:span> CRUD.</text:p>
      <text:p text:style-name="P13"/>
      <text:p text:style-name="P13"/>
      <text:p text:style-name="P7"><text:span text:style-name="T14">1.4 Referencias</text:span></text:p>
      <text:p text:style-name="P13"><text:span text:style-name="T8">TFA</text:span><text:span text:style-name="T7">-ERS</text:span><text:span text:style-name="T3">: Especificación de Requerimientos de Software.</text:span></text:p>
      <text:p text:style-name="P13"><text:span text:style-name="T8">TFA</text:span><text:span text:style-name="T7">-MDD</text:span><text:span text:style-name="T3">: Archivo de Modelado de Datos.</text:span></text:p>
      <text:p text:style-name="P13"><text:span text:style-name="T8">TFA</text:span><text:span text:style-name="T7">-SQL</text:span><text:span text:style-name="T3">: Archivo que contiene la consulta SQL para la creación del modelo de datos.</text:span></text:p>
      <text:p text:style-name="P14"><text:span text:style-name="T3"/></text:p>
      <text:p text:style-name="P7"><text:span text:style-name="T14">1.5 Overview </text:span></text:p>
      <text:p text:style-name="P17"><text:span text:style-name="T3">Este documento consta de tres secciones. En la primera sección se realiza una introducción al mismo y se proporciona una visión general de la especificación de requerimientos del sistema.</text:span></text:p>
      <text:p text:style-name="P29"><text:s/></text:p>
      <text:p text:style-name="P17"><text:span text:style-name="T3">En la segunda sección del documento se realiza una descripción general del sistema, con el fin de conocer las principales funciones que éste debe realizar, los datos asociados y los factores, restricciones, supuestos y dependencias que afectan al desarrollo, sin entrar en excesivos detalles.</text:span></text:p>
      <text:p text:style-name="P29"><text:s/></text:p>
      <text:p text:style-name="P17"><text:span text:style-name="T3">Por último, la tercera sección del documento es aquella en la que se definen detalladamente los requisitos que debe satisfacer el sistema.</text:span></text:p>
      <text:p text:style-name="P15"/>
      <text:p text:style-name="P15"><text:span text:style-name="T3">ver índice.</text:span></text:p>
      <text:p text:style-name="P15"/>
      <text:p text:style-name="P47"/>
      <text:p text:style-name="P47"/>
      <text:p text:style-name="P47"/>
      <text:p text:style-name="P47"/>
      <text:p text:style-name="P47"/>
      <text:p text:style-name="P47"/>
      <text:p text:style-name="P47"/>
      <text:p text:style-name="P47"/>
      <text:p text:style-name="P10"><text:soft-page-break/><text:span text:style-name="T13">2. Descripción General.</text:span></text:p>
      <text:p text:style-name="P13"><text:span text:style-name="T3">Consiste en un sistema de información que permite a un elector realizar su elección sobre un candidato.</text:span></text:p>
      <text:p text:style-name="P13"/>
      <text:p text:style-name="P13"><text:span text:style-name="T3">El sistema debe reemplazar el proceso manual y presencial actual de elección y su posterior recuento de votos también manual y presencial, para cada candidato a una plaza determinada, en las diferentes categorías propuestas por la entidad organizadora del proceso electoral.</text:span></text:p>
      <text:p text:style-name="P13"/>
      <text:p text:style-name="P13"><text:span text:style-name="T3">Permitirá a organizaciones generar y documentar sus procesos electorales, eligiendo entre diferentes configuraciones posibles. En estos se les permitirá crear diferentes categorías, con cierto número de plazas. Y para cada una de ellas configurar las n-tuplas de candidatos a ocupar las plazas.</text:span></text:p>
      <text:p text:style-name="P13"/>
      <text:p text:style-name="P13"><text:span text:style-name="T3">El sistema podrá guardar información sobre cada candidato (por ejemplo Bios, Foto, Enlaces web fuera del sistema, imágenes, historia, premios recibidos, etc.).</text:span></text:p>
      <text:p text:style-name="P13"/>
      <text:p text:style-name="P13"><text:span text:style-name="T3">Deberá permitir emitir su voto a un elector habilitado para ello. De forma simple y ágil. </text:span></text:p>
      <text:p text:style-name="P13"/>
      <text:p text:style-name="P13"><text:span text:style-name="T3">Permitirá ver los resultados parciales a los organizadores de la elección.</text:span></text:p>
      <text:p text:style-name="P13"/>
      <text:p text:style-name="P13"><text:span text:style-name="T3">Una vez terminado el proceso publicará los resultados del mismo. Mostrará de manera gráfica los resultados para las diferentes categorías. Estos deberán ser accesibles en el tiempo una vez finalizado el proceso.</text:span></text:p>
      <text:p text:style-name="P13"/>
      <text:p text:style-name="P13"><text:span text:style-name="T3">Deberá ser un sistema Online y Multiplataforma. Accesible desde un Navegador Web.</text:span></text:p>
      <text:p text:style-name="P7"/>
      <text:p text:style-name="P7"><text:span text:style-name="T14">2.1 Perspectiva del producto</text:span></text:p>
      <text:p text:style-name="P4"><text:span text:style-name="T3">El sistema debe ser independiente de otros productos. Es deseable, además, que el sistema sea capaz de correr en los sistemas operativos de uso más común (multiplataforma). La interfaz para los Votantes debe ser Clara y Sencilla.</text:span></text:p>
      <text:p text:style-name="P4"/>
      <text:p text:style-name="P7"><text:span text:style-name="T14">2.2 Funciones del producto.</text:span></text:p>
      <text:p text:style-name="P4"><text:span text:style-name="T3">A continuación se resumen las funciones que ejecutará el software:</text:span></text:p>
      <text:list xml:id="list197468461294803724" text:style-name="LS1">
        <text:list-item>
          <text:p text:style-name="P35"><text:span text:style-name="T3">Debe contemplar la creación y administración de todo el proceso electoral de un Premios; con sus correspondientes Nominados y Categorías.</text:span></text:p>
        </text:list-item>
        <text:list-item>
          <text:p text:style-name="P35"><text:span text:style-name="T3">Debe permitir agregar y editar información sobre cada Nominado (nombre, descripción, imágenes, enlace y sobre las categorías (nombre, descripción).</text:span></text:p>
        </text:list-item>
        <text:list-item>
          <text:p text:style-name="P35"><text:span text:style-name="T3">Permitir realizar un único voto a un usuario en un proceso electoral puntual y contabilizar 1 sólo voto.</text:span></text:p>
        </text:list-item>
        <text:list-item>
          <text:p text:style-name="P35"><text:span text:style-name="T3">Permitir el Registro de Usuarios, modificar información de su perfil y eliminar sus datos y su cuenta.</text:span></text:p>
        </text:list-item>
        <text:list-item>
          <text:p text:style-name="P35"><text:span text:style-name="T3">Permitir la creación de procesos electorales a usuarios del tipo Organizaci</text:span>ón<text:span text:style-name="T3">.</text:span></text:p>
        </text:list-item>
        <text:list-item>
          <text:p text:style-name="P35"><text:span text:style-name="T3">Permitir identificación de usuarios registrados (login).</text:span></text:p>
        </text:list-item>
        <text:list-item>
          <text:p text:style-name="P35"><text:span text:style-name="T3">Representar gráficamente los resultados.</text:span></text:p>
        </text:list-item>
      </text:list>
      <text:p text:style-name="P36"/>
      <text:p text:style-name="P37"/>
      <text:p text:style-name="P37"/>
      <text:p text:style-name="P37"/>
      <text:p text:style-name="P37"/>
      <text:p text:style-name="P37"/>
      <text:p text:style-name="P7"><text:soft-page-break/><text:span text:style-name="T14">2.3 Características  del usuario.</text:span></text:p>
      <text:p text:style-name="P4"><text:span text:style-name="T3">El sistema podrá ser usado por aquellas personas que deseen participar de un proceso (votar) o simplemente consultar estados o resultados de algún proceso concreto.</text:span></text:p>
      <text:p text:style-name="P4"><text:span text:style-name="T3">Se definen 4 tipos de usuarios del sistema, a saber "Visitante", “</text:span><text:span text:style-name="T5">Votante”,</text:span><text:span text:style-name="T3"> "Usuario", "</text:span><text:span text:style-name="T5">Organizador</text:span><text:span text:style-name="T3">", "</text:span><text:span text:style-name="T5">Administrador</text:span><text:span text:style-name="T3">".</text:span></text:p>
      <text:p text:style-name="P4"/>
      <text:p text:style-name="P4"><text:span text:style-name="T7">Visitante</text:span><text:span text:style-name="T3">.</text:span></text:p>
      <text:p text:style-name="P13"><text:span text:style-name="T3">Una persona visitante accederá a un pantalla inicial desde donde podrá observar los procesos electorales que se están llevando a cabo; también observar los resultados de </text:span>p<text:span text:style-name="T3">remios </text:span>e<text:span text:style-name="T3">specíficos que sean </text:span>p<text:span text:style-name="T3">úblicos.</text:span></text:p>
      <text:p text:style-name="P4"><text:span text:style-name="T7">Votante</text:span><text:span text:style-name="T3">.</text:span></text:p>
      <text:p text:style-name="P13"><text:span text:style-name="T3">Es un visitante/usuario que participa en un proceso electoral, podrá ser un </text:span>u<text:span text:style-name="T3">suario </text:span>r<text:span text:style-name="T3">egistrado en el sistema o no, dependiendo del </text:span>n<text:span text:style-name="T3">ivel de privacidad del proceso en el que desea emitir su voto.</text:span></text:p>
      <text:p text:style-name="P4"><text:span text:style-name="T7">Usuario</text:span><text:span text:style-name="T3">.</text:span></text:p>
      <text:p text:style-name="P13"><text:span text:style-name="T3">Es una persona que está registrada en el sistema, posee un nombre de usuario y una clave de acceso (contraseña). El sistema podrá poseer algún tipo de información adicional sobre el usuario como el </text:span>c<text:span text:style-name="T3">orreo </text:span>e<text:span text:style-name="T3">lectrónico, o la </text:span>dirección<text:span text:style-name="T3"> IP del último acceso. No se asociará el voto realizado con la cuenta.</text:span></text:p>
      <text:p text:style-name="P4"><text:span text:style-name="T9">Organizador</text:span><text:span text:style-name="T3">.</text:span></text:p>
      <text:p text:style-name="P13">Será un usuario registrado como tal. Será el <text:span text:style-name="T3">encargado de introducir los datos necesarios del proceso electoral, ya sea un </text:span>p<text:span text:style-name="T3">remio o una </text:span>se<text:span text:style-name="T3">lección.</text:span></text:p>
      <text:p text:style-name="P4"><text:span text:style-name="T9">Administrador</text:span><text:span text:style-name="T3">.</text:span></text:p>
      <text:p text:style-name="P13"><text:span text:style-name="T3">Persona responsable del funcionamiento del </text:span>sistema web<text:span text:style-name="T3">, tendrá acceso backend a las tablas donde se guardan los datos para edición manual de los mismos si hubiere algún problema. No así a modificación de los resultados parciales o finales de un proceso </text:span>electoral<text:span text:style-name="T3">.</text:span></text:p>
      <text:p text:style-name="P4"/>
      <text:p text:style-name="P4"><text:span text:style-name="T3">Dado el entorno de ventanas de la aplicación sería conveniente que todo usuario tuviera conocimientos </text:span><text:span text:style-name="T6">de uso</text:span><text:span text:style-name="T3"> de algún </text:span><text:span text:style-name="T6">n</text:span><text:span text:style-name="T3">avegador </text:span><text:span text:style-name="T6">w</text:span><text:span text:style-name="T3">eb y </text:span><text:span text:style-name="T6">s</text:span><text:span text:style-name="T3">istema </text:span><text:span text:style-name="T6">o</text:span><text:span text:style-name="T3">perativo en modo </text:span><text:span text:style-name="T6">v</text:span><text:span text:style-name="T3">entanas a nivel usuario.</text:span></text:p>
      <text:p text:style-name="P4"/>
      <text:p text:style-name="P11"><text:span text:style-name="T14">2.4 Restricciones Generales.</text:span></text:p>
      <text:p text:style-name="P4"><text:span text:style-name="T3">Los Votos tienen </text:span><text:span text:style-name="T11">carácter </text:span><text:span text:style-name="T12">no vinculante</text:span><text:span text:style-name="T3">. No se debe asociar el voto de un Usuario a su cuenta, para </text:span><text:span text:style-name="T7">votos anónimos</text:span><text:span text:style-name="T3">. Si podría vincularse en versiones futuras para algún tipo de proceso </text:span>específico<text:span text:style-name="T3"> de "Voto Cantado".</text:span></text:p>
      <text:p text:style-name="P4"/>
      <text:p text:style-name="P4"><text:span text:style-name="T3">Deberá incluir pruebas unitarias que cubran las funciones principales del </text:span><text:span text:style-name="T5">back</text:span><text:span text:style-name="T3">-end.</text:span></text:p>
      <text:p text:style-name="P4"/>
      <text:p text:style-name="P4"><text:span text:style-name="T3">La codificación de la vista deberá pasar los estándares de la W3C en el caso de utilización con navegadores web. Se deberá ver correctamente en los productos FireFox (Fundación Mozilla) y Chrome (Google).</text:span></text:p>
      <text:p text:style-name="P4"/>
      <text:p text:style-name="P4"><text:span text:style-name="T3">Es necesario que la aplicación sea estable durante un proceso de elección </text:span>de una sesión<text:span text:style-name="T3"> y también en un proceso de elección progresivo (en diferentes sesiones del usuario). Y pueda </text:span>finalizar este proceso<text:span text:style-name="T3"> sin errores. </text:span></text:p>
      <text:p text:style-name="P4"/>
      <text:p text:style-name="P4"><text:span text:style-name="T3">Las claves de usuario deben ser relativamente fuertes más de 9 caracteres. Las claves nunca debe ser revelada, en caso de cambio de la misma se utilizará la dirección de email introducida en el proceso de registro. Las claves deben estar cifradas en una sola dirección. </text:span></text:p>
      <text:p text:style-name="P4"/>
      <text:p text:style-name="P4">El sistema debe contemplar la ocurrencia en simultáneo de varios procesos de selección, <text:s/>premios o certámenes.</text:p>
      <text:p text:style-name="P4"/>
      <text:p text:style-name="P4"><text:soft-page-break/>Una vez finalizado un proceso electoral no se podrán eliminar categorías ni candidatos. Si se podrá modificar la información complementaria de los mismos (descripción) <text:span text:style-name="T21">que no afecte al resultado.</text:span></text:p>
      <text:p text:style-name="P4"/>
      <text:p text:style-name="P11"><text:span text:style-name="T14">2.5 Supuestos y Dependencias.</text:span></text:p>
      <text:p text:style-name="P12"/>
      <text:p text:style-name="P11"><text:span text:style-name="T14">3. Requerimientos.</text:span></text:p>
      <text:p text:style-name="P10"><text:span text:style-name="T2">Requerimientos Funcionales</text:span></text:p>
      <text:p text:style-name="P18">Requisitos a implementar en la primera <text:span text:style-name="T20">versión</text:span> del software, incluidos en el trabajo final de carrera.</text:p>
      <text:p text:style-name="P21"/>
      <text:p text:style-name="P21"><text:span text:style-name="T19">BE: Back-end.</text:span></text:p>
      <text:p text:style-name="P19"><text:span text:style-name="T19">BE-V1 Administrador del Sistema.</text:span></text:p>
      <text:list xml:id="list6291654517570721543" text:style-name="LS6">
        <text:list-item>
          <text:list>
            <text:list-item>
              <text:p text:style-name="P38">la administración de entidades organizadoras.</text:p>
              <text:list>
                <text:list-item>
                  <text:p text:style-name="P38">ABMC</text:p>
                </text:list-item>
              </text:list>
            </text:list-item>
            <text:list-item>
              <text:p text:style-name="P38">Administración Usuarios.</text:p>
              <text:list>
                <text:list-item>
                  <text:p text:style-name="P38">ABMC</text:p>
                </text:list-item>
              </text:list>
            </text:list-item>
            <text:list-item>
              <text:p text:style-name="P38">Administración de Procesos Electorales.</text:p>
              <text:list>
                <text:list-item>
                  <text:p text:style-name="P38">Iniciarlos.</text:p>
                </text:list-item>
                <text:list-item>
                  <text:p text:style-name="P38">Cerrarlos.</text:p>
                </text:list-item>
              </text:list>
            </text:list-item>
            <text:list-item>
              <text:p text:style-name="P38">Administración de Categorías</text:p>
              <text:list>
                <text:list-item>
                  <text:p text:style-name="P38">ABMC</text:p>
                </text:list-item>
              </text:list>
            </text:list-item>
            <text:list-item>
              <text:p text:style-name="P38">Administración de Candidatos.</text:p>
              <text:list>
                <text:list-item>
                  <text:p text:style-name="P38">ABMC</text:p>
                </text:list-item>
              </text:list>
            </text:list-item>
            <text:list-item>
              <text:p text:style-name="P38">Administración Padrones.</text:p>
              <text:list>
                <text:list-item>
                  <text:p text:style-name="P38">ABMC electores.</text:p>
                </text:list-item>
              </text:list>
            </text:list-item>
            <text:list-item>
              <text:p text:style-name="P38">Backup Base de Datos y Sitio.</text:p>
            </text:list-item>
            <text:list-item>
              <text:p text:style-name="P38">Consultar estado del Sistema.</text:p>
            </text:list-item>
          </text:list>
        </text:list-item>
      </text:list>
      <text:p text:style-name="P22"/>
      <text:p text:style-name="P19"><text:span text:style-name="T19">BE-V2 Entidad Organizadora</text:span></text:p>
      <text:list xml:id="list1563396088688426502" text:style-name="LS7">
        <text:list-item>
          <text:list>
            <text:list-item>
              <text:p text:style-name="P39">Administración de <text:span text:style-name="T19">Proceso Electoral</text:span> A.</text:p>
              <text:list>
                <text:list-item>
                  <text:p text:style-name="P39">Crear Proceso A. Con selección de tipo: Premio o Certamen.</text:p>
                  <text:list>
                    <text:list-item>
                      <text:p text:style-name="P39">Con selección de tipo: Premio o Certamen.</text:p>
                    </text:list-item>
                    <text:list-item>
                      <text:p text:style-name="P39">ABMC datos generales del proceso.</text:p>
                    </text:list-item>
                  </text:list>
                </text:list-item>
                <text:list-item>
                  <text:p text:style-name="P39">Apertura Proceso Elección.</text:p>
                  <text:list>
                    <text:list-item>
                      <text:p text:style-name="P39">Apertura Manual.</text:p>
                    </text:list-item>
                  </text:list>
                </text:list-item>
                <text:list-item>
                  <text:p text:style-name="P39">Publicar Resultados.</text:p>
                  <text:list>
                    <text:list-item>
                      <text:p text:style-name="P39">Consultar Resultados.</text:p>
                    </text:list-item>
                    <text:list-item>
                      <text:p text:style-name="P39">Hacer públicos los resultados.</text:p>
                    </text:list-item>
                  </text:list>
                </text:list-item>
                <text:list-item>
                  <text:p text:style-name="P39">Cerrar Proceso. (no acepta más votos)</text:p>
                </text:list-item>
              </text:list>
            </text:list-item>
          </text:list>
        </text:list-item>
      </text:list>
      <text:p text:style-name="P23">#Restricción: Una vez finalizado un proceso electoral no se podrán eliminar categorías ni candidatos. Si se podrá modificar la información complementaria de los mismos (descripción).</text:p>
      <text:list xml:id="list203931493031942" text:continue-numbering="true" text:style-name="LS7">
        <text:list-item>
          <text:list>
            <text:list-item>
              <text:p text:style-name="P39">Administración de <text:span text:style-name="T19">Categorías</text:span> para proceso A. Con su Descripción e Imagen.</text:p>
              <text:list>
                <text:list-item>
                  <text:p text:style-name="P39">ABMC (Alta, Baja, Modificación, Consulta).</text:p>
                </text:list-item>
                <text:list-item>
                  <text:p text:style-name="P39">Agregar candidatos nuevos a categoría.</text:p>
                </text:list-item>
              </text:list>
            </text:list-item>
            <text:list-item>
              <text:p text:style-name="P39">Administrar <text:span text:style-name="T19">Candidatos</text:span>.</text:p>
              <text:list>
                <text:list-item>
                  <text:p text:style-name="P39">ABMC.</text:p>
                </text:list-item>
                <text:list-item>
                  <text:p text:style-name="P39">Información como su Bios (texto), enlaces a sitios externos, avatar, imágenes.</text:p>
                </text:list-item>
              </text:list>
            </text:list-item>
            <text:list-item>
              <text:p text:style-name="P39"><text:soft-page-break/>Administración Padrones.</text:p>
              <text:list>
                <text:list-item>
                  <text:p text:style-name="P39">ABMC electores.</text:p>
                </text:list-item>
              </text:list>
            </text:list-item>
            <text:list-item>
              <text:p text:style-name="P42">Administración del <text:span text:style-name="T19">Jurado</text:span>.</text:p>
              <text:list>
                <text:list-item>
                  <text:p text:style-name="P42">ABMC Jurado.</text:p>
                </text:list-item>
                <text:list-item>
                  <text:p text:style-name="P42">Información sobre el Jurado (enlace a sitios externos, avatar, datos de contacto).</text:p>
                </text:list-item>
              </text:list>
            </text:list-item>
            <text:list-item>
              <text:p text:style-name="P39">Administrar <text:span text:style-name="T19">Perfil Organizador</text:span>.</text:p>
              <text:list>
                <text:list-item>
                  <text:p text:style-name="P39">Cuentas Sociales.</text:p>
                </text:list-item>
                <text:list-item>
                  <text:p text:style-name="P39">Información de Contacto.</text:p>
                </text:list-item>
                <text:list-item>
                  <text:p text:style-name="P39">Logotipo.</text:p>
                </text:list-item>
                <text:list-item>
                  <text:p text:style-name="P39">Breve descripción (250 caracteres)</text:p>
                </text:list-item>
              </text:list>
            </text:list-item>
          </text:list>
        </text:list-item>
      </text:list>
      <text:p text:style-name="P20"/>
      <text:p text:style-name="P21"><text:span text:style-name="T19">Front-end</text:span></text:p>
      <text:p text:style-name="P19"><text:span text:style-name="T19">FE-V1. Visión Elector.</text:span></text:p>
      <text:list xml:id="list5124720203752054750" text:style-name="LS8">
        <text:list-item>
          <text:list>
            <text:list-item>
              <text:p text:style-name="P40">Identificarse en el Sistema.</text:p>
              <text:list>
                <text:list-item>
                  <text:p text:style-name="P40">Con cuenta en el sistema.</text:p>
                </text:list-item>
                <text:list-item>
                  <text:p text:style-name="P40">Permitir registro de nuevo elector.</text:p>
                </text:list-item>
                <text:list-item>
                  <text:p text:style-name="P40">Recuperar clave de acceso. Envio de email para confirmación.</text:p>
                </text:list-item>
              </text:list>
            </text:list-item>
            <text:list-item>
              <text:p text:style-name="P40">Administrar Perfil personal.</text:p>
              <text:list>
                <text:list-item>
                  <text:p text:style-name="P40">ABMC.</text:p>
                </text:list-item>
                <text:list-item>
                  <text:p text:style-name="P40">Cambiar clave.</text:p>
                </text:list-item>
              </text:list>
            </text:list-item>
            <text:list-item>
              <text:p text:style-name="P40">Escritorio. Pantalla de Inicio.</text:p>
              <text:list>
                <text:list-item>
                  <text:p text:style-name="P40">Mostrar procesos activos habilitados para el elector.</text:p>
                </text:list-item>
                <text:list-item>
                  <text:p text:style-name="P40">Mostrar procesos cerrados en los que participó.</text:p>
                </text:list-item>
              </text:list>
            </text:list-item>
            <text:list-item>
              <text:p text:style-name="P40">Proceso de Votación.</text:p>
              <text:list>
                <text:list-item>
                  <text:p text:style-name="P40">Quiero poder interrumpir el proceso y completarlo progresivamente. </text:p>
                </text:list-item>
              </text:list>
            </text:list-item>
            <text:list-item>
              <text:p text:style-name="P40">Candidatos.</text:p>
              <text:list>
                <text:list-item>
                  <text:p text:style-name="P40">Ver perfiles de candidatos.</text:p>
                </text:list-item>
              </text:list>
            </text:list-item>
            <text:list-item>
              <text:p text:style-name="P40">Categorías</text:p>
              <text:list>
                <text:list-item>
                  <text:p text:style-name="P40">Ver información sobre categorías.</text:p>
                </text:list-item>
              </text:list>
              <text:p text:style-name="P40"/>
            </text:list-item>
          </text:list>
        </text:list-item>
      </text:list>
      <text:p text:style-name="P19"><text:span text:style-name="T19">FE-V2 Visión del Visitante. (ve todo lo que es público)</text:span></text:p>
      <text:list xml:id="list4662322785199144839" text:style-name="LS9">
        <text:list-item>
          <text:list>
            <text:list-item>
              <text:p text:style-name="P41"><text:span text:style-name="T22">Consultar procesos públicos </text:span>(Categórica y candidatos).</text:p>
            </text:list-item>
            <text:list-item>
              <text:p text:style-name="P41">Seguir cuentas sociales.</text:p>
              <text:p text:style-name="P41"/>
            </text:list-item>
          </text:list>
        </text:list-item>
      </text:list>
      <text:p text:style-name="P30"/>
      <text:p text:style-name="P34"><text:span text:style-name="T2">Requerimientos No-funcionales</text:span></text:p>
      <text:p text:style-name="P44"><text:span text:style-name="T3">- Debe estar optimizado para consumir lo menos posible el uso de CPU.</text:span></text:p>
      <text:p text:style-name="P44"><text:span text:style-name="T3">- Debe ser fácil de Agregar en sitios web (</text:span>wid<text:span text:style-name="T3">get) de terceros, en Blog y otros.</text:span></text:p>
      <text:p text:style-name="P44"><text:span text:style-name="T3">- Ser "Accesible", cumpliendo con normas de accesibilidad.</text:span></text:p>
      <text:p text:style-name="P44"/>
      <text:p text:style-name="P45"><text:span text:style-name="T3">Perfil Votante - Front-end. </text:span></text:p>
      <text:p text:style-name="P43"><text:span text:style-name="T3">- Acceder desde </text:span>un<text:span text:style-name="T3"> teléfono móvil inteligente (via web) </text:span>por navegador<text:span text:style-name="T3">.</text:span></text:p>
      <text:p text:style-name="P43"><text:span text:style-name="T3">- De uso Intuitivo.</text:span></text:p>
      <text:p text:style-name="P43"><text:span text:style-name="T3">- Fácil de leer.</text:span></text:p>
      <text:p text:style-name="P43"><text:span text:style-name="T3">- Que cargue </text:span><text:span text:style-name="T4">rápido.</text:span><text:span text:style-name="T3"> Menos de 5 segundos.</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left="0.159cm" fo:margin-right="0.159cm" fo:margin-top="0.423cm" fo:margin-bottom="0.423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18pt" fo:font-style="normal" style:text-underline-style="none" fo:font-weight="bold" style:font-name-asian="Verdana" style:font-family-asian="Verdana" style:font-size-asian="18pt" style:font-style-asian="normal" style:font-weight-asian="bold" style:font-name-complex="Verdana" style:font-family-complex="Verdana" style:font-size-complex="18pt" style:font-style-complex="normal" style:font-weight-complex="bold"/>
    </style:style>
    <style:style style:name="Heading_20_2" style:display-name="Heading 2" style:family="paragraph" style:parent-style-name="Standard" style:class="text">
      <style:paragraph-properties fo:margin-left="0.159cm" fo:margin-right="0.159cm" fo:margin-top="0.397cm" fo:margin-bottom="0.397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14pt" fo:font-style="normal" style:text-underline-style="none" fo:font-weight="bold" style:font-name-asian="Verdana" style:font-family-asian="Verdana" style:font-size-asian="14pt" style:font-style-asian="normal" style:font-weight-asian="bold" style:font-name-complex="Verdana" style:font-family-complex="Verdana" style:font-size-complex="14pt" style:font-style-complex="normal" style:font-weight-complex="bold"/>
    </style:style>
    <style:style style:name="Heading_20_3" style:display-name="Heading 3" style:family="paragraph" style:parent-style-name="Standard" style:class="text">
      <style:paragraph-properties fo:margin-left="0.159cm" fo:margin-right="0.159cm" fo:margin-top="0.423cm" fo:margin-bottom="0.423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bold" style:font-name-asian="Verdana" style:font-family-asian="Verdana" style:font-size-asian="12pt" style:font-style-asian="normal" style:font-weight-asian="bold" style:font-name-complex="Verdana" style:font-family-complex="Verdana" style:font-size-complex="12pt" style:font-style-complex="normal" style:font-weight-complex="bold"/>
    </style:style>
    <style:style style:name="Heading_20_4" style:display-name="Heading 4" style:family="paragraph" style:parent-style-name="Standard" style:class="text">
      <style:paragraph-properties fo:margin-left="0.159cm" fo:margin-right="0.159cm" fo:margin-top="0.45cm" fo:margin-bottom="0.45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10pt" fo:font-style="normal" style:text-underline-style="none" fo:font-weight="bold" style:font-name-asian="Verdana" style:font-family-asian="Verdana" style:font-size-asian="10pt" style:font-style-asian="normal" style:font-weight-asian="bold" style:font-name-complex="Verdana" style:font-family-complex="Verdana" style:font-size-complex="10pt" style:font-style-complex="normal" style:font-weight-complex="bold"/>
    </style:style>
    <style:style style:name="Heading_20_5" style:display-name="Heading 5" style:family="paragraph" style:parent-style-name="Standard" style:class="text">
      <style:paragraph-properties fo:margin-left="0.159cm" fo:margin-right="0.159cm" fo:margin-top="0.45cm" fo:margin-bottom="0.45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8pt" fo:font-style="normal" style:text-underline-style="none" fo:font-weight="bold" style:font-name-asian="Verdana" style:font-family-asian="Verdana" style:font-size-asian="8pt" style:font-style-asian="normal" style:font-weight-asian="bold" style:font-name-complex="Verdana" style:font-family-complex="Verdana" style:font-size-complex="8pt" style:font-style-complex="normal" style:font-weight-complex="bold"/>
    </style:style>
    <style:style style:name="Heading_20_6" style:display-name="Heading 6" style:family="paragraph" style:parent-style-name="Standard" style:class="text">
      <style:paragraph-properties fo:margin-left="0.159cm" fo:margin-right="0.159cm" fo:margin-top="0.635cm" fo:margin-bottom="0.635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8pt" fo:font-style="normal" style:text-underline-style="none" fo:font-weight="bold" style:font-name-asian="Verdana" style:font-family-asian="Verdana" style:font-size-asian="8pt" style:font-style-asian="normal" style:font-weight-asian="bold" style:font-name-complex="Verdana" style:font-family-complex="Verdana"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159cm" fo:margin-right="0.159cm" fo:margin-top="0.847cm" fo:margin-bottom="0.212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36pt" fo:font-style="normal" style:text-underline-style="none" fo:font-weight="bold" style:font-name-asian="Verdana" style:font-family-asian="Verdana" style:font-size-asian="36pt" style:font-style-asian="normal" style:font-weight-asian="bold" style:font-name-complex="Verdana" style:font-family-complex="Verdana" style:font-size-complex="36pt" style:font-style-complex="normal" style:font-weight-complex="bold"/>
    </style:style>
    <style:style style:name="Subtitle" style:family="paragraph" style:parent-style-name="Standard" style:class="chapter">
      <style:paragraph-properties fo:margin-left="0.159cm" fo:margin-right="0.159cm" fo:margin-top="0.635cm" fo:margin-bottom="0.141cm" style:contextual-spacing="false" fo:line-height="100%" fo:text-align="start" style:justify-single-word="false" fo:text-indent="0cm" style:auto-text-indent="false" fo:break-before="auto" fo:break-after="auto" style:writing-mode="lr-tb"/>
      <style:text-properties fo:color="#666666" style:text-line-through-style="none" style:text-line-through-type="none" style:font-name="Georgia" fo:font-family="Georgia" fo:font-size="24pt" fo:font-style="italic" style:text-underline-style="none" fo:font-weight="normal" style:font-name-asian="Georgia" style:font-family-asian="Georgia" style:font-size-asian="24pt" style:font-style-asian="italic" style:font-weight-asian="normal" style:font-name-complex="Georgia" style:font-family-complex="Georgia" style:font-size-complex="2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style:text-properties style:font-name="Arial"/>
      </text:list-level-style-bullet>
      <text:list-level-style-bullet text:level="2" text:style-name="List1Level1" text:bullet-char="○">
        <style:list-level-properties text:space-before="1.905cm"/>
        <style:text-properties style:font-name="Arial"/>
      </text:list-level-style-bullet>
      <text:list-level-style-bullet text:level="3" text:style-name="List1Level2" text:bullet-char="■">
        <style:list-level-properties text:space-before="3.493cm"/>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text:space-before="7.303cm"/>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1">
        <style:list-level-properties text:space-before="1.905cm" text:min-label-width="0.635cm"/>
      </text:list-level-style-number>
      <text:list-level-style-number text:level="3" text:style-name="List2Level2" style:num-suffix="." style:num-format="1">
        <style:list-level-properties text:space-before="3.492cm" text:min-label-width="0.31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1">
        <style:list-level-properties text:space-before="1.905cm" text:min-label-width="0.635cm"/>
      </text:list-level-style-number>
      <text:list-level-style-number text:level="3" text:style-name="List3Level2" style:num-suffix="." style:num-format="1">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1">
        <style:list-level-properties text:space-before="1.905cm" text:min-label-width="0.635cm"/>
      </text:list-level-style-number>
      <text:list-level-style-number text:level="3" text:style-name="List4Level2" style:num-suffix="." style:num-format="1">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1">
        <style:list-level-properties text:space-before="1.905cm" text:min-label-width="0.635cm"/>
      </text:list-level-style-number>
      <text:list-level-style-number text:level="3" text:style-name="List5Level2" style:num-suffix="." style:num-format="1">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1">
        <style:list-level-properties text:space-before="1.905cm" text:min-label-width="0.635cm"/>
      </text:list-level-style-number>
      <text:list-level-style-number text:level="3" text:style-name="List6Level2" style:num-suffix="." style:num-format="1">
        <style:list-level-properties text:space-before="3.492cm" text:min-label-width="0.318cm"/>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space-before="7.302cm" text:min-label-width="0.318cm"/>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1">
        <style:list-level-properties text:space-before="1.905cm" text:min-label-width="0.635cm"/>
      </text:list-level-style-number>
      <text:list-level-style-number text:level="3" text:style-name="List7Level2" style:num-suffix="." style:num-format="1">
        <style:list-level-properties text:space-before="3.492cm" text:min-label-width="0.318cm"/>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space-before="7.302cm" text:min-label-width="0.318cm"/>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635cm"/>
      </text:list-level-style-number>
      <text:list-level-style-number text:level="2" text:style-name="List8Level1" style:num-suffix="." style:num-format="1">
        <style:list-level-properties text:space-before="1.905cm" text:min-label-width="0.635cm"/>
      </text:list-level-style-number>
      <text:list-level-style-number text:level="3" text:style-name="List8Level2" style:num-suffix="." style:num-format="1">
        <style:list-level-properties text:space-before="3.492cm" text:min-label-width="0.318cm"/>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space-before="7.302cm" text:min-label-width="0.318cm"/>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1">
        <style:list-level-properties text:space-before="1.905cm" text:min-label-width="0.635cm"/>
      </text:list-level-style-number>
      <text:list-level-style-number text:level="3" text:style-name="List9Level2" style:num-suffix="." style:num-format="1">
        <style:list-level-properties text:space-before="3.492cm" text:min-label-width="0.318cm"/>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space-before="7.302cm" text:min-label-width="0.318cm"/>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style:list-level-properties text:space-before="0.635cm" text:min-label-width="0.635cm"/>
      </text:list-level-style-number>
      <text:list-level-style-number text:level="2" text:style-name="List10Level1" style:num-suffix="." style:num-format="1">
        <style:list-level-properties text:space-before="1.905cm" text:min-label-width="0.635cm"/>
      </text:list-level-style-number>
      <text:list-level-style-number text:level="3" text:style-name="List10Level2" style:num-suffix="." style:num-format="1">
        <style:list-level-properties text:space-before="3.492cm" text:min-label-width="0.318cm"/>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space-before="7.302cm" text:min-label-width="0.318cm"/>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1">
        <style:list-level-properties text:space-before="1.905cm" text:min-label-width="0.635cm"/>
      </text:list-level-style-number>
      <text:list-level-style-number text:level="3" text:style-name="List11Level2" style:num-suffix="." style:num-format="1">
        <style:list-level-properties text:space-before="3.492cm" text:min-label-width="0.318cm"/>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space-before="7.302cm" text:min-label-width="0.318cm"/>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635cm"/>
      </text:list-level-style-number>
      <text:list-level-style-number text:level="2" text:style-name="List12Level1" style:num-suffix="." style:num-format="1">
        <style:list-level-properties text:space-before="1.905cm" text:min-label-width="0.635cm"/>
      </text:list-level-style-number>
      <text:list-level-style-number text:level="3" text:style-name="List12Level2" style:num-suffix="." style:num-format="1">
        <style:list-level-properties text:space-before="3.492cm" text:min-label-width="0.318cm"/>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space-before="7.302cm" text:min-label-width="0.318cm"/>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1cm" fo:margin-left="3.5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dc:title/>
    <meta:initial-creator/>
    <dc:creator>Matias Mascazzini</dc:creator>
    <meta:editing-cycles>3</meta:editing-cycles>
    <dc:date>2014-11-13T20:39:30.081060695</dc:date>
    <meta:editing-duration>PT5M35S</meta:editing-duration>
    <meta:document-statistic meta:table-count="1" meta:image-count="0" meta:object-count="0" meta:page-count="8" meta:paragraph-count="215" meta:word-count="2552" meta:character-count="16573" meta:non-whitespace-character-count="14239"/>
  </office:meta>
</office:document-meta>
</file>